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da19" officeooo:paragraph-rsid="000ada19"/>
    </style:style>
    <style:style style:name="P2" style:family="paragraph" style:parent-style-name="Standard" style:list-style-name="L1">
      <style:text-properties officeooo:rsid="000cc1f6" officeooo:paragraph-rsid="000cc1f6"/>
    </style:style>
    <style:style style:name="P3" style:family="paragraph" style:parent-style-name="Standard" style:list-style-name="L1">
      <style:text-properties officeooo:rsid="000d4d02" officeooo:paragraph-rsid="000d4d02"/>
    </style:style>
    <style:style style:name="P4" style:family="paragraph" style:parent-style-name="Standard" style:list-style-name="L1">
      <style:text-properties officeooo:rsid="000dba9f" officeooo:paragraph-rsid="000dba9f"/>
    </style:style>
    <style:style style:name="P5" style:family="paragraph" style:parent-style-name="Standard" style:list-style-name="L1">
      <style:text-properties officeooo:rsid="000e1d3b" officeooo:paragraph-rsid="000e1d3b"/>
    </style:style>
    <style:style style:name="P6" style:family="paragraph" style:parent-style-name="Standard" style:list-style-name="L1">
      <style:text-properties officeooo:rsid="000f5225" officeooo:paragraph-rsid="000f5225"/>
    </style:style>
    <style:style style:name="P7" style:family="paragraph" style:parent-style-name="Standard" style:list-style-name="L1">
      <style:text-properties officeooo:rsid="0010c33a" officeooo:paragraph-rsid="0010c33a"/>
    </style:style>
    <style:style style:name="P8" style:family="paragraph" style:parent-style-name="Standard" style:list-style-name="L1">
      <style:text-properties officeooo:rsid="00143e37" officeooo:paragraph-rsid="00143e37"/>
    </style:style>
    <style:style style:name="P9" style:family="paragraph" style:parent-style-name="Standard" style:list-style-name="L1">
      <style:text-properties officeooo:rsid="00143e37" officeooo:paragraph-rsid="00169850"/>
    </style:style>
    <style:style style:name="P10" style:family="paragraph" style:parent-style-name="Standard" style:list-style-name="L1">
      <style:text-properties officeooo:rsid="0014e82a" officeooo:paragraph-rsid="0014e82a"/>
    </style:style>
    <style:style style:name="P11" style:family="paragraph" style:parent-style-name="Standard" style:list-style-name="L1">
      <style:text-properties officeooo:rsid="001514a1" officeooo:paragraph-rsid="001514a1"/>
    </style:style>
    <style:style style:name="P12" style:family="paragraph" style:parent-style-name="Standard" style:list-style-name="L1">
      <style:text-properties officeooo:rsid="00169850" officeooo:paragraph-rsid="00169850"/>
    </style:style>
    <style:style style:name="P13" style:family="paragraph" style:parent-style-name="Standard" style:list-style-name="L1">
      <style:text-properties officeooo:rsid="0017cd8c" officeooo:paragraph-rsid="0017cd8c"/>
    </style:style>
    <style:style style:name="T1" style:family="text">
      <style:text-properties officeooo:rsid="000cb347"/>
    </style:style>
    <style:style style:name="T2" style:family="text">
      <style:text-properties officeooo:rsid="0012fbb8"/>
    </style:style>
    <style:style style:name="T3" style:family="text">
      <style:text-properties officeooo:rsid="00169850"/>
    </style:style>
    <style:style style:name="T4" style:family="text">
      <style:text-properties officeooo:rsid="0018a7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9239202741804232" text:style-name="L1">
        <text:list-item>
          <text:p text:style-name="P1">Not <text:span text:style-name="T1">cumulative</text:span> (material of previous test is not included)</text:p>
        </text:list-item>
        <text:list-item>
          <text:p text:style-name="P2">Four short answer questions (same as last time)</text:p>
          <text:list>
            <text:list-item>
              <text:p text:style-name="P2">Somewhere between 5-8 sentences.</text:p>
            </text:list-item>
          </text:list>
        </text:list-item>
        <text:list-item>
          <text:p text:style-name="P2">A little more broad</text:p>
          <text:list>
            <text:list-item>
              <text:p text:style-name="P2">“Choose your own adventure”</text:p>
            </text:list-item>
          </text:list>
        </text:list-item>
        <text:list-item>
          <text:p text:style-name="P3">Questions</text:p>
          <text:list>
            <text:list-item>
              <text:p text:style-name="P3">The argument James Wilson makes against the legalization/decriminalization of drugs</text:p>
              <text:list>
                <text:list-item>
                  <text:p text:style-name="P3">Specifically, his predictions re: the decriminalization of drugs</text:p>
                </text:list-item>
                <text:list-item>
                  <text:p text:style-name="P3">The scenarios he sets up (reasons that it won't reduce crime)</text:p>
                </text:list-item>
                <text:list-item>
                  <text:p text:style-name="P4">Two claims re: why</text:p>
                  <text:list>
                    <text:list-item>
                      <text:p text:style-name="P4">You can either focus on one of them</text:p>
                    </text:list-item>
                    <text:list-item>
                      <text:p text:style-name="P4">Or expand upon both</text:p>
                    </text:list-item>
                  </text:list>
                </text:list-item>
                <text:list-item>
                  <text:p text:style-name="P4">Why does he care?</text:p>
                  <text:list>
                    <text:list-item>
                      <text:p text:style-name="P4">He's responding to something. What is it?</text:p>
                    </text:list-item>
                    <text:list-item>
                      <text:p text:style-name="P4">His opponents say something that he doesn't like</text:p>
                    </text:list-item>
                    <text:list-item>
                      <text:p text:style-name="P4">Something to do with pg. 311</text:p>
                      <text:list>
                        <text:list-item>
                          <text:p text:style-name="P4">Subsection “Have We Lost”</text:p>
                          <text:list>
                            <text:list-item>
                              <text:p text:style-name="P4">His oponnents say: “We've lost the war on drugs because”</text:p>
                            </text:list-item>
                            <text:list-item>
                              <text:p text:style-name="P4">He says: “Well...”</text:p>
                            </text:list-item>
                          </text:list>
                        </text:list-item>
                        <text:list-item>
                          <text:p text:style-name="P4">A complete answer will be able to tackle both sides of that argumen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Racism</text:p>
              <text:list>
                <text:list-item>
                  <text:p text:style-name="P4">A little different because it requires you to memorize the three fundamental but controversial propositions that are fundamental to any discussion of the ethical implications of racism</text:p>
                  <text:list>
                    <text:list-item>
                      <text:p text:style-name="P4">Choose one and explain why it's controversial</text:p>
                    </text:list-item>
                  </text:list>
                </text:list-item>
              </text:list>
            </text:list-item>
            <text:list-item>
              <text:p text:style-name="P5">Lois Pineau</text:p>
              <text:list>
                <text:list-item>
                  <text:p text:style-name="P5">What the current standard for adjudicating cases of date rape is</text:p>
                </text:list-item>
                <text:list-item>
                  <text:p text:style-name="P5">What she thinks is a reasonable standard</text:p>
                </text:list-item>
                <text:list-item>
                  <text:p text:style-name="P5">Why she thinks her reasonable standard is better than the status quo (pt. 1 above)</text:p>
                </text:list-item>
                <text:list-item>
                  <text:p text:style-name="P6">Read the slides. They're designed to work out the longform version of that answer. You need to make the short form ^_^</text:p>
                  <text:list>
                    <text:list-item>
                      <text:p text:style-name="P6">Yay!</text:p>
                    </text:list-item>
                  </text:list>
                </text:list-item>
              </text:list>
            </text:list-item>
            <text:list-item>
              <text:p text:style-name="P7">Cusec's article on legalizing drugs</text:p>
              <text:list>
                <text:list-item>
                  <text:p text:style-name="P7">Two steps:</text:p>
                  <text:list>
                    <text:list-item>
                      <text:p text:style-name="P7">Explain why the harm principle (whatever that is) provides excellent reasons to punish those who commit theft, rape, or murder.</text:p>
                      <text:list>
                        <text:list-item>
                          <text:p text:style-name="P7">The slides aren't very elaborate on this, but it was talked about in class (bug Darrien)</text:p>
                        </text:list-item>
                      </text:list>
                    </text:list-item>
                    <text:list-item>
                      <text:p text:style-name="P7">Why does the harm principle not really give reasons why drugs should be criminalized</text:p>
                    </text:list-item>
                  </text:list>
                </text:list-item>
                <text:list-item>
                  <text:p text:style-name="P7">The key words that are being looked for: harm principle vs harming someone</text:p>
                  <text:list>
                    <text:list-item>
                      <text:p text:style-name="P7">Direct harm vs risk of harm <text:span text:style-name="T2">(Why is it different from attempted murder?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3">Things that won't be on the test</text:span></text:p>
          <text:list>
            <text:list-item>
              <text:p text:style-name="P12">Mill is not on the test</text:p>
            </text:list-item>
            <text:list-item>
              <text:p text:style-name="P9">Nothing on the test about the sexual harassment thing</text:p>
              <text:list>
                <text:list-item>
                  <text:p text:style-name="P13"><text:soft-page-break/>Thing: What makes the sexual harassment argument different from the date rape one?</text:p>
                </text:list-item>
              </text:list>
            </text:list-item>
          </text:list>
        </text:list-item>
        <text:list-item>
          <text:p text:style-name="P8">Not interested in your opinions yet</text:p>
        </text:list-item>
        <text:list-item>
          <text:p text:style-name="P10">The test is out of 20</text:p>
        </text:list-item>
        <text:list-item>
          <text:p text:style-name="P11">The mark that is on CULearn is out of 20.<text:span text:style-name="T4">&lt;f <text:tab/></text:span></text:p>
        </text:list-item>
        <text:list-item>
          <text:p text:style-name="P11">The exam is out of 40. Easy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1:34:34.026763094</meta:creation-date>
    <meta:generator>LibreOffice/4.3.2.2.0$Linux_X86_64 LibreOffice_project/430m0$Build-2</meta:generator>
    <dc:date>2014-10-21T20:22:20.242893852</dc:date>
    <meta:editing-duration>PT1H45M17S</meta:editing-duration>
    <meta:editing-cycles>16</meta:editing-cycles>
    <meta:document-statistic meta:table-count="0" meta:image-count="0" meta:object-count="0" meta:page-count="2" meta:paragraph-count="44" meta:word-count="414" meta:character-count="2180" meta:non-whitespace-character-count="1852"/>
  </office:meta>
</office:document-meta>
</file>